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 Francisco Text" svg:font-family="'San Francisco T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 Francisco Text" fo:font-size="14pt" fo:font-style="italic" fo:font-weight="bold" officeooo:rsid="0010cee1" officeooo:paragraph-rsid="0010cee1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style:font-name="San Francisco Text" fo:font-size="12pt" fo:font-style="italic" fo:font-weight="bold" officeooo:rsid="0010cee1" officeooo:paragraph-rsid="0010cee1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 style:list-style-name="L1">
      <style:text-properties style:font-name="San Francisco Text" fo:font-size="12pt" fo:font-style="italic" fo:font-weight="bold" officeooo:rsid="0010cee1" officeooo:paragraph-rsid="0010cee1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 style:list-style-name="L2">
      <style:text-properties style:font-name="San Francisco Text" fo:font-size="12pt" fo:font-style="italic" fo:font-weight="bold" officeooo:rsid="0010cee1" officeooo:paragraph-rsid="0010cee1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 style:list-style-name="L3">
      <style:text-properties style:font-name="San Francisco Text" fo:font-size="12pt" fo:font-style="italic" fo:font-weight="bold" officeooo:rsid="0010cee1" officeooo:paragraph-rsid="0010cee1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 style:list-style-name="L4">
      <style:text-properties style:font-name="San Francisco Text" fo:font-size="12pt" fo:font-style="italic" fo:font-weight="bold" officeooo:rsid="0010cee1" officeooo:paragraph-rsid="0010cee1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 style:list-style-name="L5">
      <style:text-properties style:font-name="San Francisco Text" fo:font-size="12pt" fo:font-style="italic" fo:font-weight="bold" officeooo:rsid="00116f64" officeooo:paragraph-rsid="00116f64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style:font-name="San Francisco Text" fo:font-size="12pt" fo:font-style="italic" fo:font-weight="bold" officeooo:rsid="00116f64" officeooo:paragraph-rsid="00116f64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 style:list-style-name="L6">
      <style:text-properties style:font-name="San Francisco Text" fo:font-size="12pt" fo:font-style="italic" fo:font-weight="bold" officeooo:rsid="00116f64" officeooo:paragraph-rsid="00116f64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 style:list-style-name="L6">
      <style:text-properties style:font-name="San Francisco Text" fo:font-size="12pt" fo:font-style="italic" fo:font-weight="bold" officeooo:rsid="00122522" officeooo:paragraph-rsid="00122522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 style:list-style-name="L7">
      <style:text-properties style:font-name="San Francisco Text" fo:font-size="12pt" fo:font-style="italic" fo:font-weight="bold" officeooo:rsid="00122522" officeooo:paragraph-rsid="00122522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style:font-name="San Francisco Text" fo:font-size="12pt" fo:font-style="italic" fo:font-weight="bold" officeooo:rsid="00122522" officeooo:paragraph-rsid="00122522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 style:list-style-name="L8">
      <style:text-properties style:font-name="San Francisco Text" fo:font-size="12pt" fo:font-style="italic" fo:font-weight="bold" officeooo:rsid="00122522" officeooo:paragraph-rsid="00122522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 style:list-style-name="L9">
      <style:text-properties style:font-name="San Francisco Text" fo:font-size="12pt" fo:font-style="italic" fo:font-weight="bold" officeooo:rsid="00122522" officeooo:paragraph-rsid="00122522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 style:list-style-name="L9">
      <style:text-properties style:font-name="San Francisco Text" fo:font-size="12pt" fo:font-style="italic" fo:font-weight="bold" officeooo:rsid="0014175e" officeooo:paragraph-rsid="0014175e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text-properties style:font-name="San Francisco Text" fo:font-size="12pt" fo:font-style="italic" fo:font-weight="bold" officeooo:rsid="0014175e" officeooo:paragraph-rsid="0014175e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 style:list-style-name="L10">
      <style:text-properties style:font-name="San Francisco Text" fo:font-size="12pt" fo:font-style="italic" fo:font-weight="bold" officeooo:rsid="0014175e" officeooo:paragraph-rsid="0014175e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 style:list-style-name="L11">
      <style:text-properties style:font-name="San Francisco Text" fo:font-size="12pt" fo:font-style="italic" fo:font-weight="bold" officeooo:rsid="0014175e" officeooo:paragraph-rsid="0014175e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 style:list-style-name="L12">
      <style:text-properties style:font-name="San Francisco Text" fo:font-size="12pt" fo:font-style="italic" fo:font-weight="bold" officeooo:rsid="0015951f" officeooo:paragraph-rsid="0015951f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text-properties style:font-name="San Francisco Text" fo:font-size="12pt" fo:font-style="italic" fo:font-weight="bold" officeooo:rsid="0015951f" officeooo:paragraph-rsid="0015951f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 style:list-style-name="L13">
      <style:text-properties style:font-name="San Francisco Text" fo:font-size="12pt" fo:font-style="italic" fo:font-weight="bold" officeooo:rsid="0015951f" officeooo:paragraph-rsid="0015951f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 110</text:p>
      <text:p text:style-name="P1">Assigned Problems</text:p>
      <text:p text:style-name="P1"><text:span text:style-name="T1"/></text:p>
      <text:p text:style-name="P2"><text:span text:style-name="T1">Assignment 1</text:span></text:p>
      <text:list xml:id="list755280136" text:style-name="L1">
        <text:list-item>
          <text:p text:style-name="P3"><text:span text:style-name="T1">pp. 34-35 1-52 all</text:span></text:p>
        </text:list-item>
      </text:list>
      <text:p text:style-name="P2"><text:span text:style-name="T1"/></text:p>
      <text:p text:style-name="P2"><text:span text:style-name="T1">Assignment 2</text:span></text:p>
      <text:list xml:id="list4208915994" text:style-name="L2">
        <text:list-item>
          <text:p text:style-name="P4"><text:span text:style-name="T1">pp. 101-103 1-10 all, 13-24 all</text:span></text:p>
        </text:list-item>
      </text:list>
      <text:p text:style-name="P2"><text:span text:style-name="T1"/></text:p>
      <text:p text:style-name="P2"><text:span text:style-name="T1">Assignment 3</text:span></text:p>
      <text:list xml:id="list2814364576" text:style-name="L3">
        <text:list-item>
          <text:p text:style-name="P5"><text:span text:style-name="T1">pp. 122-124 2-26 evens</text:span></text:p>
        </text:list-item>
        <text:list-item>
          <text:p text:style-name="P5"><text:span text:style-name="T1">pp. 143-146 6-16 evens, 20-28 evens, 32, 34, 36, 40</text:span></text:p>
        </text:list-item>
      </text:list>
      <text:p text:style-name="P2"><text:span text:style-name="T1"/></text:p>
      <text:p text:style-name="P2"><text:span text:style-name="T1">Assignment 4</text:span></text:p>
      <text:list xml:id="list813232051" text:style-name="L4">
        <text:list-item>
          <text:p text:style-name="P6"><text:span text:style-name="T1">pp. 159-161 10-30 evens</text:span></text:p>
        </text:list-item>
        <text:list-item>
          <text:p text:style-name="P6"><text:span text:style-name="T1">pp. 172-174 2-18 evens</text:span></text:p>
        </text:list-item>
      </text:list>
      <text:p text:style-name="P2"><text:span text:style-name="T1"/></text:p>
      <text:p text:style-name="P2"><text:span text:style-name="T1">Assignment 5</text:span></text:p>
      <text:list xml:id="list3758065698" text:style-name="L5">
        <text:list-item>
          <text:p text:style-name="P7"><text:span text:style-name="T1">pp. 198-199 6-10 all, 12-28 evens</text:span></text:p>
        </text:list-item>
        <text:list-item>
          <text:p text:style-name="P7"><text:span text:style-name="T1">pp. 206-209 4-18 evens, 24</text:span></text:p>
        </text:list-item>
        <text:list-item>
          <text:p text:style-name="P7"><text:span text:style-name="T1">pp. 222-224 2-16 evens, 26-32 evens</text:span></text:p>
        </text:list-item>
      </text:list>
      <text:p text:style-name="P8"><text:span text:style-name="T1"/></text:p>
      <text:p text:style-name="P8"><text:span text:style-name="T1">Assignment 6</text:span></text:p>
      <text:list xml:id="list3509536216" text:style-name="L6">
        <text:list-item>
          <text:p text:style-name="P9"><text:span text:style-name="T1">pp. 235-237 2-16 evens, 28, 30, 34, 36, 38, 48-54 evens, 62</text:span></text:p>
        </text:list-item>
        <text:list-item>
          <text:p text:style-name="P10"><text:span text:style-name="T1">pp. 245-246 2-16 evens</text:span></text:p>
        </text:list-item>
      </text:list>
      <text:p text:style-name="P8"><text:span text:style-name="T1"/></text:p>
      <text:p text:style-name="P8"><text:span text:style-name="T1">Assignment 7</text:span></text:p>
      <text:list xml:id="list3439388910" text:style-name="L7">
        <text:list-item>
          <text:p text:style-name="P11"><text:span text:style-name="T1">pp. 263-264 7-12 all, 19-26 all</text:span></text:p>
        </text:list-item>
        <text:list-item>
          <text:p text:style-name="P11"><text:span text:style-name="T1">pp. 272-273 1-6 all, 13, 14, 15</text:span></text:p>
        </text:list-item>
      </text:list>
      <text:p text:style-name="P12"><text:span text:style-name="T1"/></text:p>
      <text:p text:style-name="P12"><text:span text:style-name="T1">Assignment 8</text:span></text:p>
      <text:list xml:id="list2176945386" text:style-name="L8">
        <text:list-item>
          <text:p text:style-name="P13"><text:span text:style-name="T1">pp. 283-284 7-10 all, 20-23 all</text:span></text:p>
        </text:list-item>
        <text:list-item>
          <text:p text:style-name="P13"><text:span text:style-name="T1">pp. 322-323 8-20 evens, 30-46 evens</text:span></text:p>
        </text:list-item>
      </text:list>
      <text:p text:style-name="P12"><text:span text:style-name="T1"/></text:p>
      <text:p text:style-name="P12"><text:span text:style-name="T1">Assignment 9</text:span></text:p>
      <text:list xml:id="list504731692" text:style-name="L9">
        <text:list-item>
          <text:p text:style-name="P14"><text:span text:style-name="T1">pp. 337-339 2-10 evens, 16-22 evens, 26</text:span></text:p>
        </text:list-item>
        <text:list-item>
          <text:p text:style-name="P15"><text:span text:style-name="T1">pp. 352-352 8-20 evens</text:span></text:p>
        </text:list-item>
      </text:list>
      <text:p text:style-name="P16"><text:span text:style-name="T1"/></text:p>
      <text:p text:style-name="P16"><text:span text:style-name="T1">Assignment 10</text:span></text:p>
      <text:list xml:id="list2404706491" text:style-name="L10">
        <text:list-item>
          <text:p text:style-name="P17"><text:span text:style-name="T1">pp. 379-380 10-26 evens</text:span></text:p>
        </text:list-item>
        <text:list-item>
          <text:p text:style-name="P17"><text:span text:style-name="T1">pp. 387-388 6-20 evens</text:span></text:p>
        </text:list-item>
      </text:list>
      <text:p text:style-name="P16"><text:span text:style-name="T1"/></text:p>
      <text:p text:style-name="P16"><text:span text:style-name="T1">Assignment 11</text:span></text:p>
      <text:list xml:id="list4012296730" text:style-name="L11">
        <text:list-item>
          <text:p text:style-name="P18"><text:span text:style-name="T1">pp. 395-396 4-20 evens</text:span></text:p>
        </text:list-item>
        <text:list-item>
          <text:p text:style-name="P18"><text:span text:style-name="T1">p. 426 2, 4, 6, 7, 11, 14</text:span></text:p>
        </text:list-item>
      </text:list>
      <text:p text:style-name="P16"><text:span text:style-name="T1"/></text:p>
      <text:p text:style-name="P16"><text:span text:style-name="T1">Assignment 12</text:span></text:p>
      <text:list xml:id="list4279948048" text:style-name="L12">
        <text:list-item>
          <text:p text:style-name="P19"><text:span text:style-name="T1">pp. 435-437 2-10 evens, 16, 20</text:span></text:p>
        </text:list-item>
        <text:list-item>
          <text:p text:style-name="P19"><text:span text:style-name="T1">pp. 449-450 4-18 evens</text:span></text:p>
        </text:list-item>
      </text:list>
      <text:p text:style-name="P20"><text:soft-page-break/><text:span text:style-name="T1">Assignment 13</text:span></text:p>
      <text:list xml:id="list860888846" text:style-name="L13">
        <text:list-item>
          <text:p text:style-name="P21"><text:span text:style-name="T1">pp. 457-458 6-20 evens</text:span></text:p>
        </text:list-item>
        <text:list-item>
          <text:p text:style-name="P21"><text:span text:style-name="T1">pp. 469-470 2-12 even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 Francisco Text" svg:font-family="'San Francisco T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07:51:01.017751785</meta:creation-date>
    <dc:date>2021-01-07T08:52:50.894062060</dc:date>
    <meta:editing-duration>PT10M59S</meta:editing-duration>
    <meta:editing-cycles>1</meta:editing-cycles>
    <meta:document-statistic meta:table-count="0" meta:image-count="0" meta:object-count="0" meta:page-count="2" meta:paragraph-count="40" meta:word-count="194" meta:character-count="928" meta:non-whitespace-character-count="799"/>
    <meta:generator>LibreOffice/6.4.6.2$Linux_X86_64 LibreOffice_project/40$Build-2</meta:generator>
  </office:meta>
</office:document-meta>
</file>